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028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3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" style:family="table">
      <style:table-properties style:width="6.3028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" style:family="table">
      <style:table-properties style:width="6.3028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3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" style:family="table">
      <style:table-properties style:width="6.3028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302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" style:family="table">
      <style:table-properties style:width="6.3028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3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" style:family="table">
      <style:table-properties style:width="6.3028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302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7" style:family="table">
      <style:table-properties style:width="6.3028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302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8" style:family="table">
      <style:table-properties style:width="6.3028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302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9" style:family="table">
      <style:table-properties style:width="6.3028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3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.5in" style:auto-text-indent="false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.5in" style:auto-text-indent="false"/>
      <style:text-properties fo:font-size="12pt" style:font-size-asian="12pt" style:font-size-complex="12pt"/>
    </style:style>
    <style:style style:name="P12" style:family="paragraph" style:parent-style-name="Standard">
      <loext:graphic-properties draw:fill="solid" draw:fill-color="#1f1f1f"/>
      <style:paragraph-properties fo:margin-left="0in" fo:margin-right="0in" fo:line-height="135%" fo:text-align="justify" style:justify-single-word="false" fo:text-indent="0.5in" style:auto-text-indent="false" fo:background-color="#1f1f1f"/>
    </style:style>
    <style:style style:name="P13" style:family="paragraph" style:parent-style-name="Standard">
      <loext:graphic-properties draw:fill="solid" draw:fill-color="#1f1f1f"/>
      <style:paragraph-properties fo:margin-left="0in" fo:margin-right="0in" fo:line-height="135%" fo:text-align="justify" style:justify-single-word="false" fo:text-indent="0.5in" style:auto-text-indent="false" fo:background-color="#1f1f1f"/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line-height="115%" fo:text-align="justify" style:justify-single-word="false" fo:text-indent="0.5in" style:auto-text-indent="false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fo:font-size="12pt" style:font-size-asian="12pt" style:font-size-complex="12pt"/>
    </style:style>
    <style:style style:name="P2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color="#ffffaa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7" style:family="text">
      <style:text-properties fo:color="#ffffaa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8" style:family="text">
      <style:text-properties fo:color="#ffffaa" style:font-name="Consolas" fo:background-color="#333333" loext:char-shading-value="0" style:font-name-asian="Consolas1" style:font-name-complex="Consolas1"/>
    </style:style>
    <style:style style:name="T9" style:family="text">
      <style:text-properties fo:color="#ffffff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0" style:family="text">
      <style:text-properties fo:color="#ffffff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11" style:family="text">
      <style:text-properties fo:color="#ffffff" style:font-name="Consolas" fo:background-color="#333333" loext:char-shading-value="0" style:font-name-asian="Consolas1" style:font-name-complex="Consolas1"/>
    </style:style>
    <style:style style:name="T12" style:family="text">
      <style:text-properties fo:color="#c586c0" style:font-name="Consolas" fo:font-size="10.5pt" style:font-name-asian="Consolas1" style:font-size-asian="10.5pt" style:font-name-complex="Consolas1" style:font-size-complex="10.5pt"/>
    </style:style>
    <style:style style:name="T13" style:family="text"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T14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16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T17" style:family="text"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T18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19" style:family="text">
      <style:text-properties fo:color="#4fc1ff" style:font-name="Consolas" fo:font-size="10.5pt" style:font-name-asian="Consolas1" style:font-size-asian="10.5pt" style:font-name-complex="Consolas1" style:font-size-complex="10.5pt"/>
    </style:style>
    <style:style style:name="T20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21" style:family="text">
      <style:text-properties fo:color="#dcdcaa" style:font-name="Consolas" fo:font-size="10.5pt" style:font-name-asian="Consolas1" style:font-size-asian="10.5pt" style:font-name-complex="Consolas1" style:font-size-complex="10.5pt"/>
    </style:style>
    <style:style style:name="T22" style:family="text">
      <style:text-properties fo:color="#888888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23" style:family="text">
      <style:text-properties fo:color="#888888" style:font-name="Consolas" fo:background-color="#333333" loext:char-shading-value="0" style:font-name-asian="Consolas1" style:font-name-complex="Consolas1"/>
    </style:style>
    <style:style style:name="T24" style:family="text">
      <style:text-properties fo:color="#d36363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25" style:family="text">
      <style:text-properties fo:color="#d36363" style:font-name="Consolas" fo:background-color="#333333" loext:char-shading-value="0" style:font-name-asian="Consolas1" style:font-name-complex="Consolas1"/>
    </style:style>
    <style:style style:name="T26" style:family="text">
      <style:text-properties fo:color="#a2fca2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27" style:family="text">
      <style:text-properties fo:color="#808080" style:font-name="Consolas" fo:font-size="10.5pt" style:font-name-asian="Consolas1" style:font-size-asian="10.5pt" style:font-name-complex="Consolas1" style:font-size-complex="10.5pt"/>
    </style:style>
    <style:style style:name="T28" style:family="text">
      <style:text-properties fo:color="#62c8f3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29" style:family="text">
      <style:text-properties fo:color="#62c8f3" style:font-name="Consolas" fo:font-size="10.5pt" fo:font-weight="bold" fo:background-color="#333333" loext:char-shading-value="0" style:font-name-asian="Consolas1" style:font-size-asian="10.5pt" style:font-weight-asian="bold" style:font-name-complex="Consolas1" style:font-size-complex="10.5pt"/>
    </style:style>
    <style:style style:name="T30" style:family="text">
      <style:text-properties fo:color="#ade5fc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31" style:family="text">
      <style:text-properties fo:color="#ade5fc" style:font-name="Consolas" fo:background-color="#333333" loext:char-shading-value="0" style:font-name-asian="Consolas1" style:font-name-complex="Consolas1"/>
    </style:style>
    <style:style style:name="T32" style:family="text">
      <style:text-properties fo:color="#fcc28c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33" style:family="text">
      <style:text-properties fo:color="#fcc28c" style:font-name="Consolas" fo:background-color="#333333" loext:char-shading-value="0" style:font-name-asian="Consolas1" style:font-name-complex="Consolas1"/>
    </style:style>
    <style:style style:name="T34" style:family="text">
      <style:text-properties fo:color="#fcc28c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35" style:family="text">
      <style:text-properties fo:color="#fc9b9b" style:font-name="Consolas" fo:font-size="12pt" fo:background-color="#333333" loext:char-shading-value="0" style:font-name-asian="Consolas1" style:font-size-asian="12pt" style:font-name-complex="Consola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5</text:span><text:span text:style-name="T2">a</text:span><text:span text:style-name="T1"> Etapa do Trabalho</text:span></text:p>
      <text:p text:style-name="P2"/>
      <text:p text:style-name="P2"/>
      <text:p text:style-name="P1"><text:span text:style-name="T3">Nome: José Ferreira Arantes Lopes e Matheus Henrique Maia Ramos.</text:span></text:p>
      <text:p text:style-name="P6"/>
      <text:p text:style-name="P9"><text:span text:style-name="T4">Como validar no front-end a entrada dos dados da etapa 4</text:span></text:p>
      <text:p text:style-name="P8"/>
      <text:p text:style-name="P10"><text:span text:style-name="T3">Primeiro com o terminal aberto na pasta projeto-vue instale a biblioteca de validação chamada Vuelidate com o seguinte comando:</text:span></text:p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6">npm</text:span><text:span text:style-name="T9"> install @vuelidate/core @vuelidate/validators</text:span></text:p>
          </table:table-cell>
        </table:table-row>
      </table:table>
      <text:p text:style-name="P11"/>
      <text:p text:style-name="P10"><text:span text:style-name="T3">Após isso, importe e use o Vuelidate em main.js da seguinte forma:</text:span></text:p>
      <text:p text:style-name="P12"><text:span text:style-name="T12">import</text:span><text:span text:style-name="T13"> { </text:span><text:span text:style-name="T15">createApp</text:span><text:span text:style-name="T13"> } </text:span><text:span text:style-name="T12">from</text:span><text:span text:style-name="T13"> </text:span><text:span text:style-name="T16">"vue"</text:span><text:span text:style-name="T13">;</text:span></text:p>
      <text:p text:style-name="P12"><text:span text:style-name="T12">import</text:span><text:span text:style-name="T13"> { </text:span><text:span text:style-name="T15">useVuelidate</text:span><text:span text:style-name="T13"> } </text:span><text:span text:style-name="T12">from</text:span><text:span text:style-name="T13"> </text:span><text:span text:style-name="T16">"@vuelidate/core"</text:span><text:span text:style-name="T13">;</text:span></text:p>
      <text:p text:style-name="P12"><text:span text:style-name="T12">import</text:span><text:span text:style-name="T13"> </text:span><text:span text:style-name="T15">App</text:span><text:span text:style-name="T13"> </text:span><text:span text:style-name="T12">from</text:span><text:span text:style-name="T13"> </text:span><text:span text:style-name="T16">"./App.vue"</text:span><text:span text:style-name="T13">;</text:span></text:p>
      <text:p text:style-name="P13"/>
      <text:p text:style-name="P12"><text:span text:style-name="T18">const</text:span><text:span text:style-name="T13"> </text:span><text:span text:style-name="T19">app</text:span><text:span text:style-name="T13"> </text:span><text:span text:style-name="T20">=</text:span><text:span text:style-name="T13"> </text:span><text:span text:style-name="T21">createApp</text:span><text:span text:style-name="T13">(</text:span><text:span text:style-name="T15">App</text:span><text:span text:style-name="T13">);</text:span></text:p>
      <text:p text:style-name="P13"/>
      <text:p text:style-name="P12"><text:span text:style-name="T19">app</text:span><text:span text:style-name="T13">.</text:span><text:span text:style-name="T21">use</text:span><text:span text:style-name="T13">(</text:span><text:span text:style-name="T21">useVuelidate</text:span><text:span text:style-name="T13">);</text:span></text:p>
      <text:p text:style-name="P12"><text:span text:style-name="T19">app</text:span><text:span text:style-name="T13">.</text:span><text:span text:style-name="T21">mount</text:span><text:span text:style-name="T13">(</text:span><text:span text:style-name="T16">"#app"</text:span><text:span text:style-name="T13">);</text:span></text:p>
      <text:p text:style-name="P11"/>
      <text:p text:style-name="P10"><text:span text:style-name="T3">Com isso, vamos alterar o código de Formulario.vue. Para isso primeiro importe o Vuelidate e os validators que a biblioteca oferece:</text:span></text:p>
      <text:p text:style-name="P12"><text:span text:style-name="T12">import</text:span><text:span text:style-name="T13"> </text:span><text:span text:style-name="T15">useVuelidate</text:span><text:span text:style-name="T13"> </text:span><text:span text:style-name="T12">from</text:span><text:span text:style-name="T13"> </text:span><text:span text:style-name="T16">"@vuelidate/core"</text:span><text:span text:style-name="T13">;</text:span></text:p>
      <text:p text:style-name="P12"><text:span text:style-name="T12">import</text:span><text:span text:style-name="T13"> {</text:span></text:p>
      <text:p text:style-name="P12"><text:span text:style-name="T13"><text:s text:c="4"/></text:span><text:span text:style-name="T15">required</text:span><text:span text:style-name="T13">,</text:span></text:p>
      <text:p text:style-name="P12"><text:span text:style-name="T13"><text:s text:c="4"/></text:span><text:span text:style-name="T15">minLength</text:span><text:span text:style-name="T13">,</text:span></text:p>
      <text:p text:style-name="P12"><text:span text:style-name="T13"><text:s text:c="4"/></text:span><text:span text:style-name="T15">maxLength</text:span><text:span text:style-name="T13">,</text:span></text:p>
      <text:p text:style-name="P12"><text:span text:style-name="T13"><text:s text:c="4"/></text:span><text:span text:style-name="T15">minValue</text:span><text:span text:style-name="T13">,</text:span></text:p>
      <text:p text:style-name="P12"><text:span text:style-name="T13"><text:s text:c="4"/></text:span><text:span text:style-name="T15">maxValue</text:span><text:span text:style-name="T13">,</text:span></text:p>
      <text:p text:style-name="P12"><text:span text:style-name="T13">} </text:span><text:span text:style-name="T12">from</text:span><text:span text:style-name="T13"> </text:span><text:span text:style-name="T16">"@vuelidate/validators"</text:span><text:span text:style-name="T13">;</text:span></text:p>
      <text:p text:style-name="P11"/>
      <text:p text:style-name="P10"><text:span text:style-name="T3">Agora, vamos alterar o export default, a começar adicionando uma nova função chamada setup() onde vamos retornar o parâmetro v$ para podermos validar os dados do front. Depois, alteramos a data() retornando agora um objeto que contenha as nossas antigas propriedades recebidas pelo front. Adicionaremos também um parâmetro chamado validations que recebe um objeto com os parâmetros referentes a cada campo que irei validar e suas validações. Por fim, alteraremos o método enviarFormulario() para validar se recebeu os dados de forma válida ou não.</text:span></text:p>
      <text:p text:style-name="P10"><text:span text:style-name="T3">Aqui está como fica a export default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<text:span text:style-name="T10">export default {<text:line-break/> <text:s text:c="3"/>setup() {<text:line-break/> <text:s text:c="7"/></text:span><text:span text:style-name="T22">// Essa propriedade é de fundamental importância, pois é com ela que consigo usar o v$ para validações.</text:span><text:span text:style-name="T10"><text:line-break/> <text:s text:c="7"/>return { v$: useVuelidate() };<text:line-break/> <text:s text:c="3"/>},<text:line-break/> <text:s text:c="3"/>data() {<text:line-break/> <text:s text:c="7"/>return {<text:line-break/></text:span><text:span text:style-name="T24"> <text:s text:c="11"/>userData:</text:span><text:span text:style-name="T10"> {<text:line-break/></text:span><text:span text:style-name="T24"> <text:s text:c="15"/>nome:</text:span><text:span text:style-name="T10"> </text:span><text:span text:style-name="T26">""</text:span><text:span text:style-name="T10">,<text:line-break/></text:span><text:span text:style-name="T24"> <text:s text:c="15"/>idade:</text:span><text:span text:style-name="T10"> </text:span><text:span text:style-name="T26">""</text:span><text:span text:style-name="T10">,<text:line-break/></text:span><text:span text:style-name="T24"> <text:s text:c="15"/>casado:</text:span><text:span text:style-name="T10"> false,<text:line-break/></text:span><text:span text:style-name="T24"> <text:s text:c="15"/>areaAtuacao:</text:span><text:span text:style-name="T10"> </text:span><text:span text:style-name="T26">""</text:span><text:span text:style-name="T10">,<text:line-break/></text:span><text:span text:style-name="T24"> <text:s text:c="15"/>sexo:</text:span><text:span text:style-name="T10"> </text:span><text:span text:style-name="T26">""</text:span><text:span text:style-name="T10">,<text:line-break/></text:span><text:span text:style-name="T24"> <text:s text:c="15"/>tudo:</text:span><text:span text:style-name="T10"> {},<text:line-break/> <text:s text:c="11"/>},<text:line-break/> <text:s text:c="7"/>};<text:line-break/> <text:s text:c="3"/>},<text:line-break/></text:span><text:span text:style-name="T24"> <text:s text:c="3"/>validations:</text:span><text:span text:style-name="T10"> {<text:line-break/></text:span><text:span text:style-name="T24"> <text:s text:c="7"/>userData:</text:span><text:span text:style-name="T10"> {<text:line-break/></text:span><text:span text:style-name="T24"> <text:s text:c="11"/>nome:</text:span><text:span text:style-name="T10"> {<text:line-break/> <text:s text:c="15"/>required,<text:line-break/></text:span><text:span text:style-name="T24"> <text:s text:c="15"/>minLength:</text:span><text:span text:style-name="T10"> minLength(</text:span><text:span text:style-name="T24">2</text:span><text:span text:style-name="T10">),<text:line-break/></text:span><text:span text:style-name="T24"> <text:s text:c="15"/>maxLength:</text:span><text:span text:style-name="T10"> maxLength(</text:span><text:span text:style-name="T24">255</text:span><text:span text:style-name="T10">),<text:line-break/> <text:s text:c="11"/>},<text:line-break/></text:span><text:span text:style-name="T24"> <text:s text:c="11"/>idade:</text:span><text:span text:style-name="T10"> {<text:line-break/> <text:s text:c="15"/>required,<text:line-break/></text:span><text:span text:style-name="T24"> <text:s text:c="15"/>minValue:</text:span><text:span text:style-name="T10"> minValue(</text:span><text:span text:style-name="T24">0</text:span><text:span text:style-name="T10">),<text:line-break/></text:span><text:span text:style-name="T24"> <text:s text:c="15"/>maxValue:</text:span><text:span text:style-name="T10"> maxValue(</text:span><text:span text:style-name="T24">1000</text:span><text:span text:style-name="T10">),<text:line-break/> <text:s text:c="11"/>},<text:line-break/></text:span><text:span text:style-name="T24"> <text:s text:c="11"/>casado:</text:span><text:span text:style-name="T10"> { required },<text:line-break/></text:span><text:span text:style-name="T24"> <text:s text:c="11"/>areaAtuacao:</text:span><text:span text:style-name="T10"> { required },<text:line-break/></text:span><text:span text:style-name="T24"> <text:s text:c="11"/>sexo:</text:span><text:span text:style-name="T10"> { required },<text:line-break/> <text:s text:c="7"/>},<text:line-break/> <text:s text:c="3"/>},<text:line-break/></text:span><text:span text:style-name="T24"> <text:s text:c="3"/>methods:</text:span><text:span text:style-name="T10"> {<text:line-break/> <text:s text:c="7"/>enviarFormulario() {<text:line-break/> <text:s text:c="11"/>this.v$.$touch();<text:line-break/> <text:s text:c="11"/>if (this.v$.$invalid) {<text:line-break/> <text:s text:c="15"/>alert(</text:span><text:span text:style-name="T26">"Há campos com valores inválidos! Tente novamente."</text:span><text:span text:style-name="T10">);<text:line-break/> <text:s text:c="11"/>} else {<text:line-break/> <text:s text:c="15"/>fetch(</text:span><text:span text:style-name="T26">"http://localhost:3000/formulario"</text:span><text:span text:style-name="T10">, {<text:line-break/></text:span><text:span text:style-name="T24"> <text:s text:c="19"/>method:</text:span><text:span text:style-name="T10"> </text:span><text:span text:style-name="T26">"POST"</text:span><text:span text:style-name="T10">,<text:line-break/></text:span><text:span text:style-name="T24"> <text:s text:c="19"/>headers:</text:span><text:span text:style-name="T10"> {<text:line-break/> <text:s text:c="23"/></text:span><text:span text:style-name="T26">"Content-Type"</text:span><text:span text:style-name="T10">: </text:span><text:span text:style-name="T26">"application/json"</text:span><text:span text:style-name="T10">,<text:line-break/> <text:s text:c="19"/>},<text:line-break/></text:span><text:span text:style-name="T24"> <text:s text:c="19"/>body:</text:span><text:span text:style-name="T10"> JSON.stringify({<text:line-break/></text:span><text:span text:style-name="T24"> <text:s text:c="23"/>nome:</text:span><text:span text:style-name="T10"> this.userData.nome,<text:line-break/></text:span><text:span text:style-name="T24"> <text:s text:c="23"/>idade:</text:span><text:span text:style-name="T10"> this.userData.idade,<text:line-break/></text:span><text:span text:style-name="T24"> <text:s text:c="23"/>casado:</text:span><text:span text:style-name="T10"> this.userData.casado,<text:line-break/></text:span><text:span text:style-name="T24"> <text:s text:c="23"/>areaAtuacao:</text:span><text:span text:style-name="T10"> this.userData.areaAtuacao,<text:line-break/></text:span><text:span text:style-name="T24"> <text:s text:c="23"/>sexo:</text:span><text:span text:style-name="T10"> this.userData.sexo,<text:line-break/> <text:s text:c="19"/>}),<text:line-break/> <text:s text:c="15"/>})<text:line-break/> <text:s text:c="19"/>.then((response) =&gt; response.json())<text:line-break/> <text:s text:c="19"/>.then((data) =&gt; {<text:line-break/> <text:s text:c="23"/>this.userData.tudo = data;<text:line-break/> <text:s text:c="23"/>console.log(data);<text:line-break/> <text:s text:c="19"/>});<text:line-break/> <text:s text:c="11"/>}<text:line-break/> <text:s text:c="7"/>},<text:line-break/> <text:s text:c="3"/>},<text:line-break/>};<text:line-break/>&lt;/script&gt;</text:span></text:p>
          </table:table-cell>
        </table:table-row>
      </table:table>
      <text:p text:style-name="P11"/>
      <text:p text:style-name="P10"><text:span text:style-name="T3">Agora, atualizaremos a tag template. Primeiro mudando nas propriedades v-model os nomes dos objetos e depois adicionando labels com o monitoramento de erros, que quando se percebe que os inputs receberam dados inválidos, textos de aviso são apresentados ao usuário. Além disso, como adicionamos os parâmetros dos inputs a um objeto chamado userData atualizamos também os campos de apresentação dos dados recebidos. O código da tag template fica da seguinte forma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<text:span text:style-name="T28">&lt;</text:span><text:span text:style-name="T29">template</text:span><text:span text:style-name="T28">&gt;</text:span><text:span text:style-name="T10"><text:line-break/> <text:s/></text:span><text:span text:style-name="T28">&lt;</text:span><text:span text:style-name="T29">form</text:span><text:span text:style-name="T28"> @submit.prevent=</text:span><text:span text:style-name="T26">"enviarFormulario"</text:span><text:span text:style-name="T28">&gt;</text:span><text:span text:style-name="T10"><text:line-break/> <text:s text:c="3"/></text:span><text:span text:style-name="T28">&lt;</text:span><text:span text:style-name="T29">fieldset</text:span><text:span text:style-name="T28">&gt;</text:span><text:span text:style-name="T10"><text:line-break/> <text:s text:c="5"/></text:span><text:span text:style-name="T28">&lt;</text:span><text:span text:style-name="T29">legend</text:span><text:span text:style-name="T28">&gt;</text:span><text:span text:style-name="T10">Dados de Usuário</text:span><text:span text:style-name="T28">&lt;/</text:span><text:span text:style-name="T29">legend</text:span><text:span text:style-name="T28">&gt;</text:span><text:span text:style-name="T10"><text:line-break/> <text:s text:c="5"/></text:span><text:span text:style-name="T28">&lt;</text:span><text:span text:style-name="T29">label</text:span><text:span text:style-name="T28"> for=</text:span><text:span text:style-name="T26">"nome"</text:span><text:span text:style-name="T28">&gt;</text:span><text:span text:style-name="T10">Nome:</text:span><text:span text:style-name="T28">&lt;/</text:span><text:span text:style-name="T29">label</text:span><text:span text:style-name="T28">&gt;</text:span><text:span text:style-name="T10"><text:line-break/> <text:s text:c="5"/></text:span><text:span text:style-name="T28">&lt;</text:span><text:span text:style-name="T29">input</text:span><text:span text:style-name="T28"><text:line-break/> <text:s text:c="7"/>v-model=</text:span><text:span text:style-name="T26">"userData.nome"</text:span><text:span text:style-name="T28"><text:line-break/> <text:s text:c="7"/>type=</text:span><text:span text:style-name="T26">"text"</text:span><text:span text:style-name="T28"><text:line-break/> <text:s text:c="7"/>id=</text:span><text:span text:style-name="T26">"nome"</text:span><text:span text:style-name="T28"><text:line-break/> <text:s text:c="7"/>placeholder=</text:span><text:span text:style-name="T26">"Insira seu nome"</text:span><text:span text:style-name="T28"><text:line-break/> <text:s text:c="7"/>autofocus<text:line-break/> <text:s text:c="5"/>/&gt;</text:span><text:span text:style-name="T10"><text:line-break/> <text:s text:c="5"/></text:span><text:span text:style-name="T28">&lt;</text:span><text:span text:style-name="T29">label</text:span><text:span text:style-name="T28"> id=</text:span><text:span text:style-name="T26">"erro"</text:span><text:span text:style-name="T28"> v-if=</text:span><text:span text:style-name="T26">"v$.userData.nome.$error"</text:span><text:span text:style-name="T28">&gt;</text:span><text:span text:style-name="T10">Valor inválido!</text:span><text:span text:style-name="T28">&lt;/</text:span><text:span text:style-name="T29">label</text:span><text:span text:style-name="T28"><text:line-break/> <text:s text:c="5"/>&gt;&lt;</text:span><text:span text:style-name="T29">br</text:span><text:span text:style-name="T28"> /&gt;</text:span><text:span text:style-name="T10"><text:line-break/> <text:s text:c="5"/></text:span><text:span text:style-name="T28">&lt;</text:span><text:span text:style-name="T29">label</text:span><text:span text:style-name="T28"> for=</text:span><text:span text:style-name="T26">"idade"</text:span><text:span text:style-name="T28">&gt;</text:span><text:span text:style-name="T10">Idade:</text:span><text:span text:style-name="T28">&lt;/</text:span><text:span text:style-name="T29">label</text:span><text:span text:style-name="T28">&gt;</text:span><text:span text:style-name="T10"><text:line-break/> <text:s text:c="5"/></text:span><text:span text:style-name="T28">&lt;</text:span><text:span text:style-name="T29">input</text:span><text:span text:style-name="T28"><text:line-break/> <text:s text:c="7"/>v-model=</text:span><text:span text:style-name="T26">"userData.idade"</text:span><text:span text:style-name="T28"><text:line-break/> <text:s text:c="7"/>type=</text:span><text:span text:style-name="T26">"number"</text:span><text:span text:style-name="T28"><text:line-break/> <text:s text:c="7"/>id=</text:span><text:span text:style-name="T26">"idade"</text:span><text:span text:style-name="T28"><text:line-break/> <text:s text:c="7"/>placeholder=</text:span><text:span text:style-name="T26">"Insira sua idade"</text:span><text:span text:style-name="T28"><text:line-break/> <text:s text:c="5"/>/&gt;</text:span><text:span text:style-name="T10"><text:line-break/> <text:s text:c="5"/></text:span><text:span text:style-name="T28">&lt;</text:span><text:span text:style-name="T29">label</text:span><text:span text:style-name="T28"> id=</text:span><text:span text:style-name="T26">"erro"</text:span><text:span text:style-name="T28"> v-if=</text:span><text:span text:style-name="T26">"v$.userData.idade.$error"</text:span><text:span text:style-name="T28">&gt;</text:span><text:span text:style-name="T10">Valor inválido!</text:span><text:span text:style-name="T28">&lt;/</text:span><text:span text:style-name="T29">label</text:span><text:span text:style-name="T28"><text:line-break/> <text:s text:c="5"/>&gt;&lt;</text:span><text:span text:style-name="T29">br</text:span><text:span text:style-name="T28"> /&gt;</text:span><text:span text:style-name="T10"><text:line-break/> <text:s text:c="5"/></text:span><text:span text:style-name="T28">&lt;</text:span><text:span text:style-name="T29">label</text:span><text:span text:style-name="T28"> for=</text:span><text:span text:style-name="T26">"casado"</text:span><text:span text:style-name="T28">&gt;</text:span><text:span text:style-name="T10">Casado?</text:span><text:span text:style-name="T28">&lt;/</text:span><text:span text:style-name="T29">label</text:span><text:span text:style-name="T28">&gt;</text:span><text:span text:style-name="T10"><text:line-break/> <text:s text:c="5"/></text:span><text:span text:style-name="T28">&lt;</text:span><text:span text:style-name="T29">input</text:span><text:span text:style-name="T28"> v-model=</text:span><text:span text:style-name="T26">"userData.casado"</text:span><text:span text:style-name="T28"> type=</text:span><text:span text:style-name="T26">"checkbox"</text:span><text:span text:style-name="T28"> id=</text:span><text:span text:style-name="T26">"casado"</text:span><text:span text:style-name="T28"> /&gt;</text:span><text:span text:style-name="T10"><text:line-break/> <text:s text:c="5"/></text:span><text:span text:style-name="T28">&lt;</text:span><text:span text:style-name="T29">label</text:span><text:span text:style-name="T28"> id=</text:span><text:span text:style-name="T26">"erro"</text:span><text:span text:style-name="T28"> v-if=</text:span><text:span text:style-name="T26">"v$.userData.casado.$error"</text:span><text:span text:style-name="T28"><text:line-break/> <text:s text:c="7"/>&gt;</text:span><text:span text:style-name="T10">Este é um campo obrigatório!</text:span><text:span text:style-name="T28">&lt;/</text:span><text:span text:style-name="T29">label</text:span><text:span text:style-name="T28"><text:line-break/> <text:s text:c="5"/>&gt;&lt;</text:span><text:span text:style-name="T29">br</text:span><text:span text:style-name="T28"> /&gt;</text:span><text:span text:style-name="T10"><text:line-break/> <text:s text:c="5"/></text:span><text:span text:style-name="T28">&lt;</text:span><text:span text:style-name="T29">label</text:span><text:span text:style-name="T28"> for=</text:span><text:span text:style-name="T26">"areaAtuacao"</text:span><text:span text:style-name="T28">&gt;</text:span><text:span text:style-name="T10">Área de Atuação:</text:span><text:span text:style-name="T28">&lt;/</text:span><text:span text:style-name="T29">label</text:span><text:span text:style-name="T28">&gt;</text:span><text:span text:style-name="T10"><text:line-break/> <text:s text:c="5"/></text:span><text:span text:style-name="T28">&lt;</text:span><text:span text:style-name="T29">select</text:span><text:span text:style-name="T28"><text:line-break/> <text:s text:c="7"/>v-model=</text:span><text:span text:style-name="T26">"userData.areaAtuacao"</text:span><text:span text:style-name="T28"><text:line-break/> <text:s text:c="7"/>name=</text:span><text:span text:style-name="T26">"areaAtuacao"</text:span><text:span text:style-name="T28"><text:line-break/> <text:s text:c="7"/>id=</text:span><text:span text:style-name="T26">"areaAtuacao"</text:span><text:span text:style-name="T28"><text:line-break/> <text:s text:c="5"/>&gt;</text:span><text:span text:style-name="T10"><text:line-break/> <text:s text:c="7"/></text:span><text:span text:style-name="T28">&lt;</text:span><text:span text:style-name="T29">option</text:span><text:span text:style-name="T28"> value=</text:span><text:span text:style-name="T26">"cienciasHumanas"</text:span><text:span text:style-name="T28">&gt;</text:span><text:span text:style-name="T10">Ciências Humanas</text:span><text:span text:style-name="T28">&lt;/</text:span><text:span text:style-name="T29">option</text:span><text:span text:style-name="T28">&gt;</text:span><text:span text:style-name="T10"><text:line-break/> <text:s text:c="7"/></text:span><text:span text:style-name="T28">&lt;</text:span><text:span text:style-name="T29">option</text:span><text:span text:style-name="T28"> value=</text:span><text:span text:style-name="T26">"cienciasExatas"</text:span><text:span text:style-name="T28">&gt;</text:span><text:span text:style-name="T10">Ciências Exatas</text:span><text:span text:style-name="T28">&lt;/</text:span><text:span text:style-name="T29">option</text:span><text:span text:style-name="T28">&gt;</text:span><text:span text:style-name="T10"><text:line-break/> <text:s text:c="7"/></text:span><text:span text:style-name="T28">&lt;</text:span><text:span text:style-name="T29">option</text:span><text:span text:style-name="T28"> value=</text:span><text:span text:style-name="T26">"cienciasBiologicas"</text:span><text:span text:style-name="T28">&gt;</text:span><text:span text:style-name="T10">Ciências Biológicas</text:span><text:span text:style-name="T28">&lt;/</text:span><text:span text:style-name="T29">option</text:span><text:span text:style-name="T28">&gt;</text:span><text:span text:style-name="T10"><text:line-break/> <text:s text:c="7"/></text:span><text:span text:style-name="T28">&lt;</text:span><text:span text:style-name="T29">option</text:span><text:span text:style-name="T28"> value=</text:span><text:span text:style-name="T26">"Outra"</text:span><text:span text:style-name="T28">&gt;</text:span><text:span text:style-name="T10">Outra</text:span><text:span text:style-name="T28">&lt;/</text:span><text:span text:style-name="T29">option</text:span><text:span text:style-name="T28">&gt;</text:span><text:span text:style-name="T10"><text:line-break/> <text:s text:c="5"/></text:span><text:span text:style-name="T28">&lt;/</text:span><text:span text:style-name="T29">select</text:span><text:span text:style-name="T28">&gt;</text:span><text:span text:style-name="T10"><text:line-break/> <text:s text:c="5"/></text:span><text:span text:style-name="T28">&lt;</text:span><text:span text:style-name="T29">label</text:span><text:span text:style-name="T28"> id=</text:span><text:span text:style-name="T26">"erro"</text:span><text:span text:style-name="T28"> v-if=</text:span><text:span text:style-name="T26">"v$.userData.areaAtuacao.$error"</text:span><text:span text:style-name="T28"><text:line-break/> <text:s text:c="7"/>&gt;</text:span><text:span text:style-name="T10">Este é um campo obrigatório!</text:span><text:span text:style-name="T28">&lt;/</text:span><text:span text:style-name="T29">label</text:span><text:span text:style-name="T28"><text:line-break/> <text:s text:c="5"/>&gt;&lt;</text:span><text:span text:style-name="T29">br</text:span><text:span text:style-name="T28"> /&gt;</text:span><text:span text:style-name="T10"><text:line-break/> <text:s text:c="5"/></text:span><text:span text:style-name="T28">&lt;</text:span><text:span text:style-name="T29">label</text:span><text:span text:style-name="T28"> for=</text:span><text:span text:style-name="T26">"feminino"</text:span><text:span text:style-name="T28">&gt;</text:span><text:span text:style-name="T10">Sexo:</text:span><text:span text:style-name="T28">&lt;/</text:span><text:span text:style-name="T29">label</text:span><text:span text:style-name="T28">&gt;</text:span><text:span text:style-name="T10"><text:line-break/> <text:s text:c="5"/></text:span><text:span text:style-name="T28">&lt;</text:span><text:span text:style-name="T29">label</text:span><text:span text:style-name="T28"> id=</text:span><text:span text:style-name="T26">"erro"</text:span><text:span text:style-name="T28"> v-if=</text:span><text:span text:style-name="T26">"v$.userData.sexo.$error"</text:span><text:span text:style-name="T28"><text:line-break/> <text:s text:c="7"/>&gt;</text:span><text:span text:style-name="T10">Este é um campo obrigatório!</text:span><text:span text:style-name="T28">&lt;/</text:span><text:span text:style-name="T29">label</text:span><text:span text:style-name="T28"><text:line-break/> <text:s text:c="5"/>&gt;&lt;</text:span><text:span text:style-name="T29">br</text:span><text:span text:style-name="T28"> /&gt;</text:span><text:span text:style-name="T10"><text:line-break/> <text:s text:c="5"/></text:span><text:span text:style-name="T28">&lt;</text:span><text:span text:style-name="T29">input</text:span><text:span text:style-name="T28"><text:line-break/> <text:s text:c="7"/>v-model=</text:span><text:span text:style-name="T26">"userData.sexo"</text:span><text:span text:style-name="T28"><text:line-break/> <text:s text:c="7"/>type=</text:span><text:span text:style-name="T26">"radio"</text:span><text:span text:style-name="T28"><text:line-break/> <text:s text:c="7"/>name=</text:span><text:span text:style-name="T26">"sexo"</text:span><text:span text:style-name="T28"><text:line-break/> <text:s text:c="7"/>id=</text:span><text:span text:style-name="T26">"feminino"</text:span><text:span text:style-name="T28"><text:line-break/> <text:s text:c="7"/>value=</text:span><text:span text:style-name="T26">"feminino"</text:span><text:span text:style-name="T28"><text:line-break/> <text:s text:c="5"/>/&gt;</text:span><text:span text:style-name="T10"><text:line-break/> <text:s text:c="5"/></text:span><text:span text:style-name="T28">&lt;</text:span><text:span text:style-name="T29">label</text:span><text:span text:style-name="T28"> for=</text:span><text:span text:style-name="T26">"feminino"</text:span><text:span text:style-name="T28">&gt;</text:span><text:span text:style-name="T10">Feminino</text:span><text:span text:style-name="T28">&lt;/</text:span><text:span text:style-name="T29">label</text:span><text:span text:style-name="T28">&gt;&lt;</text:span><text:span text:style-name="T29">br</text:span><text:span text:style-name="T28"> /&gt;</text:span><text:span text:style-name="T10"><text:line-break/> <text:s text:c="5"/></text:span><text:span text:style-name="T28">&lt;</text:span><text:span text:style-name="T29">input</text:span><text:span text:style-name="T28"><text:line-break/> <text:s text:c="7"/>v-model=</text:span><text:span text:style-name="T26">"userData.sexo"</text:span><text:span text:style-name="T28"><text:line-break/> <text:s text:c="7"/>type=</text:span><text:span text:style-name="T26">"radio"</text:span><text:span text:style-name="T28"><text:line-break/> <text:s text:c="7"/>name=</text:span><text:span text:style-name="T26">"sexo"</text:span><text:span text:style-name="T28"><text:line-break/> <text:s text:c="7"/>id=</text:span><text:span text:style-name="T26">"masculino"</text:span><text:span text:style-name="T28"><text:line-break/> <text:s text:c="7"/>value=</text:span><text:span text:style-name="T26">"masculino"</text:span><text:span text:style-name="T28"><text:line-break/> <text:s text:c="5"/>/&gt;</text:span><text:span text:style-name="T10"><text:line-break/> <text:s text:c="5"/></text:span><text:span text:style-name="T28">&lt;</text:span><text:span text:style-name="T29">label</text:span><text:span text:style-name="T28"> for=</text:span><text:span text:style-name="T26">"masculino"</text:span><text:span text:style-name="T28">&gt;</text:span><text:span text:style-name="T10">Masculino</text:span><text:span text:style-name="T28">&lt;/</text:span><text:span text:style-name="T29">label</text:span><text:span text:style-name="T28">&gt;&lt;</text:span><text:span text:style-name="T29">br</text:span><text:span text:style-name="T28"> /&gt;&lt;</text:span><text:span text:style-name="T29">br</text:span><text:span text:style-name="T28"> /&gt;</text:span><text:span text:style-name="T10"><text:line-break/> <text:s text:c="5"/></text:span><text:span text:style-name="T28">&lt;</text:span><text:span text:style-name="T29">button</text:span><text:span text:style-name="T28"> type=</text:span><text:span text:style-name="T26">"submit"</text:span><text:span text:style-name="T28">&gt;</text:span><text:span text:style-name="T10">Enviar Dados</text:span><text:span text:style-name="T28">&lt;/</text:span><text:span text:style-name="T29">button</text:span><text:span text:style-name="T28">&gt;</text:span><text:span text:style-name="T10"><text:line-break/> <text:s text:c="3"/></text:span><text:span text:style-name="T28">&lt;/</text:span><text:span text:style-name="T29">fieldset</text:span><text:span text:style-name="T28">&gt;</text:span><text:span text:style-name="T10"><text:line-break/> <text:s/></text:span><text:span text:style-name="T28">&lt;/</text:span><text:span text:style-name="T29">form</text:span><text:span text:style-name="T28">&gt;</text:span><text:span text:style-name="T10"><text:line-break/> <text:s/></text:span><text:span text:style-name="T28">&lt;</text:span><text:span text:style-name="T29">br</text:span><text:span text:style-name="T28"> /&gt;</text:span><text:span text:style-name="T10"><text:line-break/> <text:s/></text:span><text:span text:style-name="T28">&lt;</text:span><text:span text:style-name="T29">div</text:span><text:span text:style-name="T28"> id=</text:span><text:span text:style-name="T26">"dadosRecebidos"</text:span><text:span text:style-name="T28">&gt;</text:span><text:span text:style-name="T10"><text:line-break/> <text:s text:c="3"/></text:span><text:span text:style-name="T28">&lt;</text:span><text:span text:style-name="T29">h2</text:span><text:span text:style-name="T28">&gt;</text:span><text:span text:style-name="T10">Dados Recebidos:</text:span><text:span text:style-name="T28">&lt;/</text:span><text:span text:style-name="T29">h2</text:span><text:span text:style-name="T28">&gt;</text:span><text:span text:style-name="T10"><text:line-break/> <text:s text:c="3"/></text:span><text:span text:style-name="T28">&lt;</text:span><text:span text:style-name="T29">ul</text:span><text:span text:style-name="T28">&gt;</text:span><text:span text:style-name="T10"><text:line-break/> <text:s text:c="5"/></text:span><text:span text:style-name="T28">&lt;</text:span><text:span text:style-name="T29">li</text:span><text:span text:style-name="T28">&gt;</text:span><text:span text:style-name="T10">Nome: </text:span><text:span text:style-name="T30">{{ userData.tudo.nome }}</text:span><text:span text:style-name="T28">&lt;/</text:span><text:span text:style-name="T29">li</text:span><text:span text:style-name="T28">&gt;</text:span><text:span text:style-name="T10"><text:line-break/> <text:s text:c="5"/></text:span><text:span text:style-name="T28">&lt;</text:span><text:span text:style-name="T29">li</text:span><text:span text:style-name="T28">&gt;</text:span><text:span text:style-name="T10">Idade: </text:span><text:span text:style-name="T30">{{ userData.tudo.idade }}</text:span><text:span text:style-name="T28">&lt;/</text:span><text:span text:style-name="T29">li</text:span><text:span text:style-name="T28">&gt;</text:span><text:span text:style-name="T10"><text:line-break/> <text:s text:c="5"/></text:span><text:span text:style-name="T28">&lt;</text:span><text:span text:style-name="T29">li</text:span><text:span text:style-name="T28">&gt;</text:span><text:span text:style-name="T10">Casado: </text:span><text:span text:style-name="T30">{{ userData.tudo.casado }}</text:span><text:span text:style-name="T28">&lt;/</text:span><text:span text:style-name="T29">li</text:span><text:span text:style-name="T28">&gt;</text:span><text:span text:style-name="T10"><text:line-break/> <text:s text:c="5"/></text:span><text:span text:style-name="T28">&lt;</text:span><text:span text:style-name="T29">li</text:span><text:span text:style-name="T28">&gt;</text:span><text:span text:style-name="T10">Área de Atuação: </text:span><text:span text:style-name="T30">{{ userData.tudo.areaAtuacao }}</text:span><text:span text:style-name="T28">&lt;/</text:span><text:span text:style-name="T29">li</text:span><text:span text:style-name="T28">&gt;</text:span><text:span text:style-name="T10"><text:line-break/> <text:s text:c="5"/></text:span><text:span text:style-name="T28">&lt;</text:span><text:span text:style-name="T29">li</text:span><text:span text:style-name="T28">&gt;</text:span><text:span text:style-name="T10">Sexo: </text:span><text:span text:style-name="T30">{{ userData.tudo.sexo }}</text:span><text:span text:style-name="T28">&lt;/</text:span><text:span text:style-name="T29">li</text:span><text:span text:style-name="T28">&gt;</text:span><text:span text:style-name="T10"><text:line-break/> <text:s text:c="3"/></text:span><text:span text:style-name="T28">&lt;/</text:span><text:span text:style-name="T29">ul</text:span><text:span text:style-name="T28">&gt;</text:span><text:span text:style-name="T10"><text:line-break/> <text:s/></text:span><text:span text:style-name="T28">&lt;/</text:span><text:span text:style-name="T29">div</text:span><text:span text:style-name="T28">&gt;</text:span><text:span text:style-name="T10"><text:line-break/></text:span><text:span text:style-name="T28">&lt;/</text:span><text:span text:style-name="T29">template</text:span><text:span text:style-name="T28">&gt;</text:span></text:p>
          </table:table-cell>
        </table:table-row>
      </table:table>
      <text:p text:style-name="P11"/>
      <text:p text:style-name="P10"><text:span text:style-name="T3">Agora, adicionaremos à tag style o código CSS das labels de id “erro” para estilizar sua aparência. O código é o seguinte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<text:span text:style-name="T30">#erro</text:span><text:span text:style-name="T10"> {<text:line-break/> <text:s/></text:span><text:span text:style-name="T7">color</text:span><text:span text:style-name="T10">: red;<text:line-break/> <text:s/></text:span><text:span text:style-name="T7">font-style</text:span><text:span text:style-name="T10">: italic;<text:line-break/>}</text:span></text:p>
          </table:table-cell>
        </table:table-row>
      </table:table>
      <text:p text:style-name="P11"/>
      <text:p text:style-name="P10"><text:span text:style-name="T3">Com isso, temos a validação dos dados via front-end.</text:span></text:p>
      <text:p text:style-name="P4"><text:span text:style-name="T3"><text:tab/> 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4">Como validar no back-end a entrada dos dados da etapa 4</text:span></text:p>
      <text:p text:style-name="P7"/>
      <text:p text:style-name="P18"><text:span text:style-name="T3">Para começarmos a etapa de validação no back-end, com o terminal aberto, instale os pacotes class-validator e class-transformer para utilizarmos do recurso de Decorators:</text:span></text:p>
      <text:p text:style-name="P19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<text:span text:style-name="T9">npm install </text:span><text:span text:style-name="T32">class</text:span><text:span text:style-name="T9">-validator </text:span><text:span text:style-name="T32">class</text:span><text:span text:style-name="T9">-transformer </text:span><text:span text:style-name="T35">@nestjs</text:span><text:span text:style-name="T9">/mapped-types</text:span></text:p>
          </table:table-cell>
        </table:table-row>
      </table:table>
      <text:p text:style-name="P19"/>
      <text:p text:style-name="P18"><text:span text:style-name="T3">Ao invés da classe Formulario, utilizaremos FormularioDTO. Faremos isso no intuito de acompanhar a ideia de ter um DTO (Data Transfer Object) que representa uma transferência de dados do front-end para o back-end, sendo um objeto mediador dos dados enviados. É nessa classe que colocaremos as validações. NÃO MEXA NA CLASSE FORMULÁRIO, CRIE UM ARQUIVO NOVO COM NOME “formulario.dto.ts”.</text:span></text:p>
      <text:p text:style-name="P18"><text:span text:style-name="T3">Com a </text:span><text:span text:style-name="T5">nova</text:span><text:span text:style-name="T3"> classe criada, vamos importar os decorators que serão “canos” (pipes) de validação da nossa aplicação NestJS.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><text:span text:style-name="T11">import {<text:line-break/></text:span><text:span text:style-name="T8"> IsInt,</text:span><text:span text:style-name="T11"><text:line-break/></text:span><text:span text:style-name="T8"> IsNotEmpty,</text:span><text:span text:style-name="T11"><text:line-break/></text:span><text:span text:style-name="T8"> MinLength,</text:span><text:span text:style-name="T11"><text:line-break/></text:span><text:span text:style-name="T8"> MaxLength,</text:span><text:span text:style-name="T11"><text:line-break/></text:span><text:span text:style-name="T8"> Min,</text:span><text:span text:style-name="T11"><text:line-break/></text:span><text:span text:style-name="T8"> Max,</text:span><text:span text:style-name="T11"><text:line-break/>} from 'class-validator'</text:span><text:span text:style-name="T23">;</text:span></text:p>
          </table:table-cell>
        </table:table-row>
      </table:table>
      <text:p text:style-name="P14"><text:tab/><text:span text:style-name="T3">Esse bloco realiza a importação de todos os decorators que irão verificar as validações requisitas nessa etapa.</text:span></text:p>
      <text:p text:style-name="P14"><text:span text:style-name="T3"><text:tab/></text:span></text:p>
      <text:p text:style-name="P14"><text:span text:style-name="T3"><text:tab/>Agora para a classe de fato (dentro do mesmo arquivo, abaixo do código de importação)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<text:span text:style-name="T33">export</text:span><text:span text:style-name="T11"> </text:span><text:span text:style-name="T33">class</text:span><text:span text:style-name="T11"> </text:span><text:span text:style-name="T33">FormularioDto</text:span><text:span text:style-name="T11"> {<text:line-break/> </text:span><text:span text:style-name="T31">@MinLength</text:span><text:span text:style-name="T11">(</text:span><text:span text:style-name="T25">2</text:span><text:span text:style-name="T11">)<text:line-break/> </text:span><text:span text:style-name="T31">@MaxLength</text:span><text:span text:style-name="T11">(</text:span><text:span text:style-name="T25">255</text:span><text:span text:style-name="T11">)<text:line-break/> </text:span><text:span text:style-name="T31">@IsNotEmpty</text:span><text:span text:style-name="T11">()<text:line-break/> </text:span><text:span text:style-name="T8">nome</text:span><text:span text:style-name="T11">: string;<text:line-break/><text:line-break/> </text:span><text:span text:style-name="T31">@Min</text:span><text:span text:style-name="T11">(</text:span><text:span text:style-name="T25">0</text:span><text:span text:style-name="T11">)<text:line-break/> </text:span><text:span text:style-name="T31">@Max</text:span><text:span text:style-name="T11">(</text:span><text:span text:style-name="T25">1000</text:span><text:span text:style-name="T11">)<text:line-break/> </text:span><text:span text:style-name="T31">@IsNotEmpty</text:span><text:span text:style-name="T11">()<text:line-break/> </text:span><text:span text:style-name="T31">@IsInt</text:span><text:span text:style-name="T11">()<text:line-break/> </text:span><text:span text:style-name="T8">idade</text:span><text:span text:style-name="T11">: number;<text:line-break/><text:line-break/> </text:span><text:span text:style-name="T31">@IsNotEmpty</text:span><text:span text:style-name="T11">()<text:line-break/> </text:span><text:span text:style-name="T8">casado</text:span><text:span text:style-name="T11">: boolean;<text:line-break/><text:line-break/> </text:span><text:span text:style-name="T31">@IsNotEmpty</text:span><text:span text:style-name="T11">()<text:line-break/> </text:span><text:span text:style-name="T8">areaAtuacao</text:span><text:span text:style-name="T11">: string;<text:line-break/><text:line-break/> </text:span><text:span text:style-name="T31">@IsNotEmpty</text:span><text:span text:style-name="T11">()<text:line-break/> </text:span><text:span text:style-name="T8">sexo</text:span><text:span text:style-name="T11">: string;<text:line-break/>}</text:span></text:p>
          </table:table-cell>
        </table:table-row>
      </table:table>
      <text:p text:style-name="P15"/>
      <text:p text:style-name="P14"><text:span text:style-name="T3"><text:tab/>Note que para cada atributo da classe (que DEVE ter o mesmo nome que cada atributo do objeto recebido pelo front-end), há um decorator explicitando os requerimentos obrigatórios, sejam eles de tamanho da informação ou somente se o campo veio vazio ou não.</text:span></text:p>
      <text:p text:style-name="P15"/>
      <text:p text:style-name="P14"><text:span text:style-name="T3"><text:tab/>Agora para o controller do formulário que já fizemos na etapa 4, altere o tipo do parâmetro recebido e utilizado (antes era Formulario, agora é </text:span><text:span text:style-name="T5">FormularioDto</text:span><text:span text:style-name="T3">)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<text:span text:style-name="T30">@Post</text:span><text:span text:style-name="T10">(</text:span><text:span text:style-name="T26">'formulario'</text:span><text:span text:style-name="T10">)<text:line-break/> async postFormulario(</text:span><text:span text:style-name="T30">@Body</text:span><text:span text:style-name="T10">() </text:span><text:span text:style-name="T7">formularioDto</text:span><text:span text:style-name="T10">: FormularioDto) {<text:line-break/> <text:s text:c="2"/></text:span><text:span text:style-name="T34">console</text:span><text:span text:style-name="T30">.log</text:span><text:span text:style-name="T10">(formularioDto);<text:line-break/> <text:s text:c="2"/></text:span><text:span text:style-name="T34">return</text:span><text:span text:style-name="T10"> </text:span><text:span text:style-name="T34">formularioDto</text:span><text:span text:style-name="T10">;<text:line-break/> }</text:span></text:p>
          </table:table-cell>
        </table:table-row>
      </table:table>
      <text:p text:style-name="P15"/>
      <text:p text:style-name="P15"/>
      <text:p text:style-name="P14"><text:span text:style-name="T3"><text:tab/>Por fim, mudamos o arquivo main, adicionando uma importação de ValidationPipe (cano de validação, pois o NestJS proporciona essa funcionalidade) e instanciando essa validação globalmente para todas as rotas usando </text:span><text:span text:style-name="T5">app.useGlobalPipes(new ValidationPipe()) </text:span><text:span text:style-name="T3">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<text:span text:style-name="T34">import</text:span><text:span text:style-name="T10"> { NestFactory } </text:span><text:span text:style-name="T34">from</text:span><text:span text:style-name="T10"> </text:span><text:span text:style-name="T26">'@nestjs/core'</text:span><text:span text:style-name="T10">;<text:line-break/></text:span><text:span text:style-name="T34">import</text:span><text:span text:style-name="T10"> { AppModule } </text:span><text:span text:style-name="T34">from</text:span><text:span text:style-name="T10"> </text:span><text:span text:style-name="T26">'./app.module'</text:span><text:span text:style-name="T10">;<text:line-break/></text:span><text:span text:style-name="T34">import</text:span><text:span text:style-name="T10"> { ValidationPipe } </text:span><text:span text:style-name="T34">from</text:span><text:span text:style-name="T10"> </text:span><text:span text:style-name="T26">'@nestjs/common'</text:span><text:span text:style-name="T10">;<text:line-break/><text:line-break/></text:span><text:span text:style-name="T34">async</text:span><text:span text:style-name="T10"> </text:span><text:span text:style-name="T34">function</text:span><text:span text:style-name="T10"> </text:span><text:span text:style-name="T7">bootstrap</text:span><text:span text:style-name="T10">() {<text:line-break/> </text:span><text:span text:style-name="T22">// mesmo que inicialização</text:span><text:span text:style-name="T10"><text:line-break/> </text:span><text:span text:style-name="T34">const</text:span><text:span text:style-name="T10"> app = </text:span><text:span text:style-name="T34">await</text:span><text:span text:style-name="T10"> NestFactory.create(AppModule);<text:line-break/> app.enableCors();<text:line-break/> app.useGlobalPipes(</text:span><text:span text:style-name="T34">new</text:span><text:span text:style-name="T10"> ValidationPipe());<text:line-break/> </text:span><text:span text:style-name="T34">await</text:span><text:span text:style-name="T10"> app.listen(</text:span><text:span text:style-name="T24">3000</text:span><text:span text:style-name="T10">);<text:line-break/>}<text:line-break/>bootstrap();</text:span></text:p>
          </table:table-cell>
        </table:table-row>
      </table:table>
      <text:p text:style-name="P15"/>
      <text:p text:style-name="P14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7866in" fo:margin-left="1.1807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07in" fo:margin-left="0in" fo:margin-right="0in" fo:margin-bottom="0.641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2" meta:paragraph-count="46" meta:word-count="952" meta:character-count="8955" meta:non-whitespace-character-count="6651"/>
    <meta:generator>LibreOfficeDev/6.0.5.2$Linux_X86_64 LibreOffice_project/</meta:generator>
  </office:meta>
</office:document-meta>
</file>